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2])" office:value-type="float" office:value="0" calcext:value-type="float">
            <text:p>-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9:02:38.161000000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9:02:38.1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1:51</meta:creation-date>
    <dc:date>2025-07-14T19:03:17.614000000</dc:date>
    <meta:print-date>2020-08-07T10:44:15.279000000</meta:print-date>
    <dc:language>pt-PT</dc:language>
    <meta:editing-cycles>566</meta:editing-cycles>
    <meta:editing-duration>P3DT4H24M33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